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L2]/50*0.15 + [.M2]/50*0.15 + [.N2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] + [.O2] + [.U2] + [.X2]" office:value-type="float" office:value="0.135" calcext:value-type="float">
            <text:p>0.13500</text:p>
          </table:table-cell>
          <table:table-cell table:style-name="ce15" table:formula="of:=IF([.Z2]&gt;=0.9875;&quot;A+&quot;;  IF([.Z2]&gt;=0.94; &quot;A&quot;; IF([.Z2]&gt;=0.9; &quot;A-&quot;; IF([.Z2]&gt;=0.87; &quot;B+&quot;; IF([.Z2]&gt;=0.84;&quot;B&quot;; IF([.Z2]&gt;=0.8; &quot;B-&quot;; IF([.Z2]&gt;=0.77; &quot;C+&quot;; IF([.Z2]&gt;=0.74;&quot;C&quot;; IF([.Z2]&gt;=0.7; &quot;C-&quot;; IF([.Z2]&gt;=0.67; &quot;D+&quot;; IF([.Z2]&gt;=0.64;&quot;D&quot;; IF([.Z2]&gt;=0.6; &quot;D-&quot;; &quot;F&quot;))))))))))))" office:value-type="string" office:string-value="F" calcext:value-type="string">
            <text:p>F</text:p>
          </table:table-cell>
          <table:table-cell table:style-name="ce17" table:formula="of:=VLOOKUP([.AA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3]/50*0.15 + [.M3]/50*0.15 + [.N3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3] + [.O3] + [.U3] + [.X3]" office:value-type="float" office:value="0.141" calcext:value-type="float">
            <text:p>0.14100</text:p>
          </table:table-cell>
          <table:table-cell table:style-name="ce15" table:formula="of:=IF([.Z3]&gt;=0.9875;&quot;A+&quot;;  IF([.Z3]&gt;=0.94; &quot;A&quot;; IF([.Z3]&gt;=0.9; &quot;A-&quot;; IF([.Z3]&gt;=0.87; &quot;B+&quot;; IF([.Z3]&gt;=0.84;&quot;B&quot;; IF([.Z3]&gt;=0.8; &quot;B-&quot;; IF([.Z3]&gt;=0.77; &quot;C+&quot;; IF([.Z3]&gt;=0.74;&quot;C&quot;; IF([.Z3]&gt;=0.7; &quot;C-&quot;; IF([.Z3]&gt;=0.67; &quot;D+&quot;; IF([.Z3]&gt;=0.64;&quot;D&quot;; IF([.Z3]&gt;=0.6; &quot;D-&quot;; &quot;F&quot;))))))))))))" office:value-type="string" office:string-value="F" calcext:value-type="string">
            <text:p>F</text:p>
          </table:table-cell>
          <table:table-cell table:style-name="ce17" table:formula="of:=VLOOKUP([.AA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4]/50*0.15 + [.M4]/50*0.15 + [.N4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4] + [.O4] + [.U4] + [.X4]" office:value-type="float" office:value="0.141" calcext:value-type="float">
            <text:p>0.14100</text:p>
          </table:table-cell>
          <table:table-cell table:style-name="ce15" table:formula="of:=IF([.Z4]&gt;=0.9875;&quot;A+&quot;;  IF([.Z4]&gt;=0.94; &quot;A&quot;; IF([.Z4]&gt;=0.9; &quot;A-&quot;; IF([.Z4]&gt;=0.87; &quot;B+&quot;; IF([.Z4]&gt;=0.84;&quot;B&quot;; IF([.Z4]&gt;=0.8; &quot;B-&quot;; IF([.Z4]&gt;=0.77; &quot;C+&quot;; IF([.Z4]&gt;=0.74;&quot;C&quot;; IF([.Z4]&gt;=0.7; &quot;C-&quot;; IF([.Z4]&gt;=0.67; &quot;D+&quot;; IF([.Z4]&gt;=0.64;&quot;D&quot;; IF([.Z4]&gt;=0.6; &quot;D-&quot;; &quot;F&quot;))))))))))))" office:value-type="string" office:string-value="F" calcext:value-type="string">
            <text:p>F</text:p>
          </table:table-cell>
          <table:table-cell table:style-name="ce17" table:formula="of:=VLOOKUP([.AA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36" calcext:value-type="float">
            <text:p>36</text:p>
          </table:table-cell>
          <table:table-cell table:style-name="ce5" table:number-columns-repeated="2"/>
          <table:table-cell table:style-name="ce7" table:formula="of:=[.L5]/50*0.15 + [.M5]/50*0.15 + [.N5]/100*0.2" office:value-type="float" office:value="0.108" calcext:value-type="float">
            <text:p>0.10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5] + [.O5] + [.U5] + [.X5]" office:value-type="float" office:value="0.108" calcext:value-type="float">
            <text:p>0.10800</text:p>
          </table:table-cell>
          <table:table-cell table:style-name="ce15" table:formula="of:=IF([.Z5]&gt;=0.9875;&quot;A+&quot;;  IF([.Z5]&gt;=0.94; &quot;A&quot;; IF([.Z5]&gt;=0.9; &quot;A-&quot;; IF([.Z5]&gt;=0.87; &quot;B+&quot;; IF([.Z5]&gt;=0.84;&quot;B&quot;; IF([.Z5]&gt;=0.8; &quot;B-&quot;; IF([.Z5]&gt;=0.77; &quot;C+&quot;; IF([.Z5]&gt;=0.74;&quot;C&quot;; IF([.Z5]&gt;=0.7; &quot;C-&quot;; IF([.Z5]&gt;=0.67; &quot;D+&quot;; IF([.Z5]&gt;=0.64;&quot;D&quot;; IF([.Z5]&gt;=0.6; &quot;D-&quot;; &quot;F&quot;))))))))))))" office:value-type="string" office:string-value="F" calcext:value-type="string">
            <text:p>F</text:p>
          </table:table-cell>
          <table:table-cell table:style-name="ce17" table:formula="of:=VLOOKUP([.AA5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38" calcext:value-type="float">
            <text:p>38</text:p>
          </table:table-cell>
          <table:table-cell table:style-name="ce5" table:number-columns-repeated="2"/>
          <table:table-cell table:style-name="ce7" table:formula="of:=[.L6]/50*0.15 + [.M6]/50*0.15 + [.N6]/100*0.2" office:value-type="float" office:value="0.114" calcext:value-type="float">
            <text:p>0.11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6] + [.O6] + [.U6] + [.X6]" office:value-type="float" office:value="0.114" calcext:value-type="float">
            <text:p>0.11400</text:p>
          </table:table-cell>
          <table:table-cell table:style-name="ce15" table:formula="of:=IF([.Z6]&gt;=0.9875;&quot;A+&quot;;  IF([.Z6]&gt;=0.94; &quot;A&quot;; IF([.Z6]&gt;=0.9; &quot;A-&quot;; IF([.Z6]&gt;=0.87; &quot;B+&quot;; IF([.Z6]&gt;=0.84;&quot;B&quot;; IF([.Z6]&gt;=0.8; &quot;B-&quot;; IF([.Z6]&gt;=0.77; &quot;C+&quot;; IF([.Z6]&gt;=0.74;&quot;C&quot;; IF([.Z6]&gt;=0.7; &quot;C-&quot;; IF([.Z6]&gt;=0.67; &quot;D+&quot;; IF([.Z6]&gt;=0.64;&quot;D&quot;; IF([.Z6]&gt;=0.6; &quot;D-&quot;; &quot;F&quot;))))))))))))" office:value-type="string" office:string-value="F" calcext:value-type="string">
            <text:p>F</text:p>
          </table:table-cell>
          <table:table-cell table:style-name="ce17" table:formula="of:=VLOOKUP([.AA6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L7]/50*0.15 + [.M7]/50*0.15 + [.N7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7] + [.O7] + [.U7] + [.X7]" office:value-type="float" office:value="0.105" calcext:value-type="float">
            <text:p>0.10500</text:p>
          </table:table-cell>
          <table:table-cell table:style-name="ce15" table:formula="of:=IF([.Z7]&gt;=0.9875;&quot;A+&quot;;  IF([.Z7]&gt;=0.94; &quot;A&quot;; IF([.Z7]&gt;=0.9; &quot;A-&quot;; IF([.Z7]&gt;=0.87; &quot;B+&quot;; IF([.Z7]&gt;=0.84;&quot;B&quot;; IF([.Z7]&gt;=0.8; &quot;B-&quot;; IF([.Z7]&gt;=0.77; &quot;C+&quot;; IF([.Z7]&gt;=0.74;&quot;C&quot;; IF([.Z7]&gt;=0.7; &quot;C-&quot;; IF([.Z7]&gt;=0.67; &quot;D+&quot;; IF([.Z7]&gt;=0.64;&quot;D&quot;; IF([.Z7]&gt;=0.6; &quot;D-&quot;; &quot;F&quot;))))))))))))" office:value-type="string" office:string-value="F" calcext:value-type="string">
            <text:p>F</text:p>
          </table:table-cell>
          <table:table-cell table:style-name="ce17" table:formula="of:=VLOOKUP([.AA7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L8]/50*0.15 + [.M8]/50*0.15 + [.N8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8] + [.O8] + [.U8] + [.X8]" office:value-type="float" office:value="0.144" calcext:value-type="float">
            <text:p>0.14400</text:p>
          </table:table-cell>
          <table:table-cell table:style-name="ce15" table:formula="of:=IF([.Z8]&gt;=0.9875;&quot;A+&quot;;  IF([.Z8]&gt;=0.94; &quot;A&quot;; IF([.Z8]&gt;=0.9; &quot;A-&quot;; IF([.Z8]&gt;=0.87; &quot;B+&quot;; IF([.Z8]&gt;=0.84;&quot;B&quot;; IF([.Z8]&gt;=0.8; &quot;B-&quot;; IF([.Z8]&gt;=0.77; &quot;C+&quot;; IF([.Z8]&gt;=0.74;&quot;C&quot;; IF([.Z8]&gt;=0.7; &quot;C-&quot;; IF([.Z8]&gt;=0.67; &quot;D+&quot;; IF([.Z8]&gt;=0.64;&quot;D&quot;; IF([.Z8]&gt;=0.6; &quot;D-&quot;; &quot;F&quot;))))))))))))" office:value-type="string" office:string-value="F" calcext:value-type="string">
            <text:p>F</text:p>
          </table:table-cell>
          <table:table-cell table:style-name="ce17" table:formula="of:=VLOOKUP([.AA8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L9]/50*0.15 + [.M9]/50*0.15 + [.N9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9] + [.O9] + [.U9] + [.X9]" office:value-type="float" office:value="0.144" calcext:value-type="float">
            <text:p>0.14400</text:p>
          </table:table-cell>
          <table:table-cell table:style-name="ce15" table:formula="of:=IF([.Z9]&gt;=0.9875;&quot;A+&quot;;  IF([.Z9]&gt;=0.94; &quot;A&quot;; IF([.Z9]&gt;=0.9; &quot;A-&quot;; IF([.Z9]&gt;=0.87; &quot;B+&quot;; IF([.Z9]&gt;=0.84;&quot;B&quot;; IF([.Z9]&gt;=0.8; &quot;B-&quot;; IF([.Z9]&gt;=0.77; &quot;C+&quot;; IF([.Z9]&gt;=0.74;&quot;C&quot;; IF([.Z9]&gt;=0.7; &quot;C-&quot;; IF([.Z9]&gt;=0.67; &quot;D+&quot;; IF([.Z9]&gt;=0.64;&quot;D&quot;; IF([.Z9]&gt;=0.6; &quot;D-&quot;; &quot;F&quot;))))))))))))" office:value-type="string" office:string-value="F" calcext:value-type="string">
            <text:p>F</text:p>
          </table:table-cell>
          <table:table-cell table:style-name="ce17" table:formula="of:=VLOOKUP([.AA9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43" calcext:value-type="float">
            <text:p>43</text:p>
          </table:table-cell>
          <table:table-cell table:style-name="ce5" table:number-columns-repeated="2"/>
          <table:table-cell table:style-name="ce7" table:formula="of:=[.L10]/50*0.15 + [.M10]/50*0.15 + [.N10]/100*0.2" office:value-type="float" office:value="0.129" calcext:value-type="float">
            <text:p>0.129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0] + [.O10] + [.U10] + [.X10]" office:value-type="float" office:value="0.129" calcext:value-type="float">
            <text:p>0.12900</text:p>
          </table:table-cell>
          <table:table-cell table:style-name="ce15" table:formula="of:=IF([.Z10]&gt;=0.9875;&quot;A+&quot;;  IF([.Z10]&gt;=0.94; &quot;A&quot;; IF([.Z10]&gt;=0.9; &quot;A-&quot;; IF([.Z10]&gt;=0.87; &quot;B+&quot;; IF([.Z10]&gt;=0.84;&quot;B&quot;; IF([.Z10]&gt;=0.8; &quot;B-&quot;; IF([.Z10]&gt;=0.77; &quot;C+&quot;; IF([.Z10]&gt;=0.74;&quot;C&quot;; IF([.Z10]&gt;=0.7; &quot;C-&quot;; IF([.Z10]&gt;=0.67; &quot;D+&quot;; IF([.Z10]&gt;=0.64;&quot;D&quot;; IF([.Z10]&gt;=0.6; &quot;D-&quot;; &quot;F&quot;))))))))))))" office:value-type="string" office:string-value="F" calcext:value-type="string">
            <text:p>F</text:p>
          </table:table-cell>
          <table:table-cell table:style-name="ce17" table:formula="of:=VLOOKUP([.AA10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L11]/50*0.15 + [.M11]/50*0.15 + [.N11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1] + [.O11] + [.U11] + [.X11]" office:value-type="float" office:value="0.12" calcext:value-type="float">
            <text:p>0.12000</text:p>
          </table:table-cell>
          <table:table-cell table:style-name="ce15" table:formula="of:=IF([.Z11]&gt;=0.9875;&quot;A+&quot;;  IF([.Z11]&gt;=0.94; &quot;A&quot;; IF([.Z11]&gt;=0.9; &quot;A-&quot;; IF([.Z11]&gt;=0.87; &quot;B+&quot;; IF([.Z11]&gt;=0.84;&quot;B&quot;; IF([.Z11]&gt;=0.8; &quot;B-&quot;; IF([.Z11]&gt;=0.77; &quot;C+&quot;; IF([.Z11]&gt;=0.74;&quot;C&quot;; IF([.Z11]&gt;=0.7; &quot;C-&quot;; IF([.Z11]&gt;=0.67; &quot;D+&quot;; IF([.Z11]&gt;=0.64;&quot;D&quot;; IF([.Z11]&gt;=0.6; &quot;D-&quot;; &quot;F&quot;))))))))))))" office:value-type="string" office:string-value="F" calcext:value-type="string">
            <text:p>F</text:p>
          </table:table-cell>
          <table:table-cell table:style-name="ce17" table:formula="of:=VLOOKUP([.AA11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L12]/50*0.15 + [.M12]/50*0.15 + [.N12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2] + [.O12] + [.U12] + [.X12]" office:value-type="float" office:value="0.12" calcext:value-type="float">
            <text:p>0.12000</text:p>
          </table:table-cell>
          <table:table-cell table:style-name="ce15" table:formula="of:=IF([.Z12]&gt;=0.9875;&quot;A+&quot;;  IF([.Z12]&gt;=0.94; &quot;A&quot;; IF([.Z12]&gt;=0.9; &quot;A-&quot;; IF([.Z12]&gt;=0.87; &quot;B+&quot;; IF([.Z12]&gt;=0.84;&quot;B&quot;; IF([.Z12]&gt;=0.8; &quot;B-&quot;; IF([.Z12]&gt;=0.77; &quot;C+&quot;; IF([.Z12]&gt;=0.74;&quot;C&quot;; IF([.Z12]&gt;=0.7; &quot;C-&quot;; IF([.Z12]&gt;=0.67; &quot;D+&quot;; IF([.Z12]&gt;=0.64;&quot;D&quot;; IF([.Z12]&gt;=0.6; &quot;D-&quot;; &quot;F&quot;))))))))))))" office:value-type="string" office:string-value="F" calcext:value-type="string">
            <text:p>F</text:p>
          </table:table-cell>
          <table:table-cell table:style-name="ce17" table:formula="of:=VLOOKUP([.AA1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46" calcext:value-type="float">
            <text:p>46</text:p>
          </table:table-cell>
          <table:table-cell table:style-name="ce5" table:number-columns-repeated="2"/>
          <table:table-cell table:style-name="ce7" table:formula="of:=[.L13]/50*0.15 + [.M13]/50*0.15 + [.N13]/100*0.2" office:value-type="float" office:value="0.138" calcext:value-type="float">
            <text:p>0.13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3] + [.O13] + [.U13] + [.X13]" office:value-type="float" office:value="0.138" calcext:value-type="float">
            <text:p>0.13800</text:p>
          </table:table-cell>
          <table:table-cell table:style-name="ce15" table:formula="of:=IF([.Z13]&gt;=0.9875;&quot;A+&quot;;  IF([.Z13]&gt;=0.94; &quot;A&quot;; IF([.Z13]&gt;=0.9; &quot;A-&quot;; IF([.Z13]&gt;=0.87; &quot;B+&quot;; IF([.Z13]&gt;=0.84;&quot;B&quot;; IF([.Z13]&gt;=0.8; &quot;B-&quot;; IF([.Z13]&gt;=0.77; &quot;C+&quot;; IF([.Z13]&gt;=0.74;&quot;C&quot;; IF([.Z13]&gt;=0.7; &quot;C-&quot;; IF([.Z13]&gt;=0.67; &quot;D+&quot;; IF([.Z13]&gt;=0.64;&quot;D&quot;; IF([.Z13]&gt;=0.6; &quot;D-&quot;; &quot;F&quot;))))))))))))" office:value-type="string" office:string-value="F" calcext:value-type="string">
            <text:p>F</text:p>
          </table:table-cell>
          <table:table-cell table:style-name="ce17" table:formula="of:=VLOOKUP([.AA1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L14]/50*0.15 + [.M14]/50*0.15 + [.N14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4] + [.O14] + [.U14] + [.X14]" office:value-type="float" office:value="0.105" calcext:value-type="float">
            <text:p>0.10500</text:p>
          </table:table-cell>
          <table:table-cell table:style-name="ce15" table:formula="of:=IF([.Z14]&gt;=0.9875;&quot;A+&quot;;  IF([.Z14]&gt;=0.94; &quot;A&quot;; IF([.Z14]&gt;=0.9; &quot;A-&quot;; IF([.Z14]&gt;=0.87; &quot;B+&quot;; IF([.Z14]&gt;=0.84;&quot;B&quot;; IF([.Z14]&gt;=0.8; &quot;B-&quot;; IF([.Z14]&gt;=0.77; &quot;C+&quot;; IF([.Z14]&gt;=0.74;&quot;C&quot;; IF([.Z14]&gt;=0.7; &quot;C-&quot;; IF([.Z14]&gt;=0.67; &quot;D+&quot;; IF([.Z14]&gt;=0.64;&quot;D&quot;; IF([.Z14]&gt;=0.6; &quot;D-&quot;; &quot;F&quot;))))))))))))" office:value-type="string" office:string-value="F" calcext:value-type="string">
            <text:p>F</text:p>
          </table:table-cell>
          <table:table-cell table:style-name="ce17" table:formula="of:=VLOOKUP([.AA1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15]/50*0.15 + [.M15]/50*0.15 + [.N15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5] + [.O15] + [.U15] + [.X15]" office:value-type="float" office:value="0.141" calcext:value-type="float">
            <text:p>0.14100</text:p>
          </table:table-cell>
          <table:table-cell table:style-name="ce15" table:formula="of:=IF([.Z15]&gt;=0.9875;&quot;A+&quot;;  IF([.Z15]&gt;=0.94; &quot;A&quot;; IF([.Z15]&gt;=0.9; &quot;A-&quot;; IF([.Z15]&gt;=0.87; &quot;B+&quot;; IF([.Z15]&gt;=0.84;&quot;B&quot;; IF([.Z15]&gt;=0.8; &quot;B-&quot;; IF([.Z15]&gt;=0.77; &quot;C+&quot;; IF([.Z15]&gt;=0.74;&quot;C&quot;; IF([.Z15]&gt;=0.7; &quot;C-&quot;; IF([.Z15]&gt;=0.67; &quot;D+&quot;; IF([.Z15]&gt;=0.64;&quot;D&quot;; IF([.Z15]&gt;=0.6; &quot;D-&quot;; &quot;F&quot;))))))))))))" office:value-type="string" office:string-value="F" calcext:value-type="string">
            <text:p>F</text:p>
          </table:table-cell>
          <table:table-cell table:style-name="ce17" table:formula="of:=VLOOKUP([.AA15]; [.$AG$2:.$AH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26" calcext:value-type="float">
            <text:p>26</text:p>
          </table:table-cell>
          <table:table-cell table:style-name="ce5" table:number-columns-repeated="2"/>
          <table:table-cell table:style-name="ce7" table:formula="of:=[.L16]/50*0.15 + [.M16]/50*0.15 + [.N16]/100*0.2" office:value-type="float" office:value="0.078" calcext:value-type="float">
            <text:p>0.07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6] + [.O16] + [.U16] + [.X16]" office:value-type="float" office:value="0.078" calcext:value-type="float">
            <text:p>0.07800</text:p>
          </table:table-cell>
          <table:table-cell table:style-name="ce15" table:formula="of:=IF([.Z16]&gt;=0.9875;&quot;A+&quot;;  IF([.Z16]&gt;=0.94; &quot;A&quot;; IF([.Z16]&gt;=0.9; &quot;A-&quot;; IF([.Z16]&gt;=0.87; &quot;B+&quot;; IF([.Z16]&gt;=0.84;&quot;B&quot;; IF([.Z16]&gt;=0.8; &quot;B-&quot;; IF([.Z16]&gt;=0.77; &quot;C+&quot;; IF([.Z16]&gt;=0.74;&quot;C&quot;; IF([.Z16]&gt;=0.7; &quot;C-&quot;; IF([.Z16]&gt;=0.67; &quot;D+&quot;; IF([.Z16]&gt;=0.64;&quot;D&quot;; IF([.Z16]&gt;=0.6; &quot;D-&quot;; &quot;F&quot;))))))))))))" office:value-type="string" office:string-value="F" calcext:value-type="string">
            <text:p>F</text:p>
          </table:table-cell>
          <table:table-cell table:style-name="ce17" table:formula="of:=VLOOKUP([.AA16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L17]/50*0.15 + [.M17]/50*0.15 + [.N17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7] + [.O17] + [.U17] + [.X17]" office:value-type="float" office:value="0.135" calcext:value-type="float">
            <text:p>0.13500</text:p>
          </table:table-cell>
          <table:table-cell table:style-name="ce15" table:formula="of:=IF([.Z17]&gt;=0.9875;&quot;A+&quot;;  IF([.Z17]&gt;=0.94; &quot;A&quot;; IF([.Z17]&gt;=0.9; &quot;A-&quot;; IF([.Z17]&gt;=0.87; &quot;B+&quot;; IF([.Z17]&gt;=0.84;&quot;B&quot;; IF([.Z17]&gt;=0.8; &quot;B-&quot;; IF([.Z17]&gt;=0.77; &quot;C+&quot;; IF([.Z17]&gt;=0.74;&quot;C&quot;; IF([.Z17]&gt;=0.7; &quot;C-&quot;; IF([.Z17]&gt;=0.67; &quot;D+&quot;; IF([.Z17]&gt;=0.64;&quot;D&quot;; IF([.Z17]&gt;=0.6; &quot;D-&quot;; &quot;F&quot;))))))))))))" office:value-type="string" office:string-value="F" calcext:value-type="string">
            <text:p>F</text:p>
          </table:table-cell>
          <table:table-cell table:style-name="ce17" table:formula="of:=VLOOKUP([.AA17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29" calcext:value-type="float">
            <text:p>29</text:p>
          </table:table-cell>
          <table:table-cell table:style-name="ce5" table:number-columns-repeated="2"/>
          <table:table-cell table:style-name="ce7" table:formula="of:=[.L18]/50*0.15 + [.M18]/50*0.15 + [.N18]/100*0.2" office:value-type="float" office:value="0.087" calcext:value-type="float">
            <text:p>0.087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8] + [.O18] + [.U18] + [.X18]" office:value-type="float" office:value="0.087" calcext:value-type="float">
            <text:p>0.08700</text:p>
          </table:table-cell>
          <table:table-cell table:style-name="ce15" table:formula="of:=IF([.Z18]&gt;=0.9875;&quot;A+&quot;;  IF([.Z18]&gt;=0.94; &quot;A&quot;; IF([.Z18]&gt;=0.9; &quot;A-&quot;; IF([.Z18]&gt;=0.87; &quot;B+&quot;; IF([.Z18]&gt;=0.84;&quot;B&quot;; IF([.Z18]&gt;=0.8; &quot;B-&quot;; IF([.Z18]&gt;=0.77; &quot;C+&quot;; IF([.Z18]&gt;=0.74;&quot;C&quot;; IF([.Z18]&gt;=0.7; &quot;C-&quot;; IF([.Z18]&gt;=0.67; &quot;D+&quot;; IF([.Z18]&gt;=0.64;&quot;D&quot;; IF([.Z18]&gt;=0.6; &quot;D-&quot;; &quot;F&quot;))))))))))))" office:value-type="string" office:string-value="F" calcext:value-type="string">
            <text:p>F</text:p>
          </table:table-cell>
          <table:table-cell table:style-name="ce17" table:formula="of:=VLOOKUP([.AA18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44" calcext:value-type="float">
            <text:p>44</text:p>
          </table:table-cell>
          <table:table-cell table:style-name="ce5" table:number-columns-repeated="2"/>
          <table:table-cell table:style-name="ce7" table:formula="of:=[.L19]/50*0.15 + [.M19]/50*0.15 + [.N19]/100*0.2" office:value-type="float" office:value="0.132" calcext:value-type="float">
            <text:p>0.132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9] + [.O19] + [.U19] + [.X19]" office:value-type="float" office:value="0.132" calcext:value-type="float">
            <text:p>0.13200</text:p>
          </table:table-cell>
          <table:table-cell table:style-name="ce15" table:formula="of:=IF([.Z19]&gt;=0.9875;&quot;A+&quot;;  IF([.Z19]&gt;=0.94; &quot;A&quot;; IF([.Z19]&gt;=0.9; &quot;A-&quot;; IF([.Z19]&gt;=0.87; &quot;B+&quot;; IF([.Z19]&gt;=0.84;&quot;B&quot;; IF([.Z19]&gt;=0.8; &quot;B-&quot;; IF([.Z19]&gt;=0.77; &quot;C+&quot;; IF([.Z19]&gt;=0.74;&quot;C&quot;; IF([.Z19]&gt;=0.7; &quot;C-&quot;; IF([.Z19]&gt;=0.67; &quot;D+&quot;; IF([.Z19]&gt;=0.64;&quot;D&quot;; IF([.Z19]&gt;=0.6; &quot;D-&quot;; &quot;F&quot;))))))))))))" office:value-type="string" office:string-value="F" calcext:value-type="string">
            <text:p>F</text:p>
          </table:table-cell>
          <table:table-cell table:style-name="ce17" table:formula="of:=VLOOKUP([.AA19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4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20]/50*0.15 + [.M20]/50*0.15 + [.N20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0] + [.O20] + [.U20] + [.X20]" office:value-type="float" office:value="0.141" calcext:value-type="float">
            <text:p>0.14100</text:p>
          </table:table-cell>
          <table:table-cell table:style-name="ce15" table:formula="of:=IF([.Z20]&gt;=0.9875;&quot;A+&quot;;  IF([.Z20]&gt;=0.94; &quot;A&quot;; IF([.Z20]&gt;=0.9; &quot;A-&quot;; IF([.Z20]&gt;=0.87; &quot;B+&quot;; IF([.Z20]&gt;=0.84;&quot;B&quot;; IF([.Z20]&gt;=0.8; &quot;B-&quot;; IF([.Z20]&gt;=0.77; &quot;C+&quot;; IF([.Z20]&gt;=0.74;&quot;C&quot;; IF([.Z20]&gt;=0.7; &quot;C-&quot;; IF([.Z20]&gt;=0.67; &quot;D+&quot;; IF([.Z20]&gt;=0.64;&quot;D&quot;; IF([.Z20]&gt;=0.6; &quot;D-&quot;; &quot;F&quot;))))))))))))" office:value-type="string" office:string-value="F" calcext:value-type="string">
            <text:p>F</text:p>
          </table:table-cell>
          <table:table-cell table:style-name="ce17" table:formula="of:=VLOOKUP([.AA20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L21]/50*0.15 + [.M21]/50*0.15 + [.N21]/100*0.2" office:value-type="float" office:value="0.126" calcext:value-type="float">
            <text:p>0.12600</text:p>
          </table:table-cell>
          <table:table-cell table:number-columns-repeated="4"/>
          <table:table-cell table:style-name="ce5"/>
          <table:table-cell table:number-columns-repeated="5"/>
          <table:table-cell table:style-name="ce15" table:formula="of:=AVERAGE([.Z2:.Z18])" office:value-type="float" office:value="0.122647058823529" calcext:value-type="float">
            <text:p>0.1226470588</text:p>
          </table:table-cell>
          <table:table-cell table:style-name="ce12"/>
          <table:table-cell table:style-name="ce15" table:formula="of:=AVERAGE([.AB2:.AB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table:number-columns-repeated="4"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L22]/50*0.15 + [.M22]/50*0.15 + [.N22]/100*0.2" office:value-type="float" office:value="0.126" calcext:value-type="float">
            <text:p>0.12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7" table:formula="of:=[.L23]/50*0.15 + [.M23]/50*0.15 + [.N23]/100*0.2" office:value-type="float" office:value="0.096" calcext:value-type="float">
            <text:p>0.09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8"/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7" table:formula="of:=[.L24]/50*0.15 + [.M24]/50*0.15 + [.N24]/100*0.2" office:value-type="float" office:value="0.117" calcext:value-type="float">
            <text:p>0.11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8"/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7" table:formula="of:=[.L25]/50*0.15 + [.M25]/50*0.15 + [.N25]/100*0.2" office:value-type="float" office:value="0.147" calcext:value-type="float">
            <text:p>0.14700</text:p>
          </table:table-cell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/>
          <table:table-cell table:formula="of:=AVERAGE([.L2:.L25])" office:value-type="float" office:value="41.25" calcext:value-type="float">
            <text:p>41.25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formula="of:=AVERAGE([.L3:.L26])/50" office:value-type="float" office:value="0.821739130434783" calcext:value-type="float">
            <text:p>0.8217391304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22:06.053341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0-15T10:31:44.875581775</dc:date>
    <dc:creator>Gregory Kapfhammer</dc:creator>
    <meta:editing-duration>P5DT22H54M53S</meta:editing-duration>
    <meta:editing-cycles>209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09" meta:object-count="0"/>
  </office:meta>
</office:document-meta>
</file>